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528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326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362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19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46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72bf4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pr1" style:family="presentation" style:parent-style-name="Default-subtitle">
      <style:graphic-properties draw:fill-color="#ffffff" fo:min-height="0.498cm"/>
    </style:style>
    <style:style style:name="pr2" style:family="presentation" style:parent-style-name="Default-subtitle">
      <style:graphic-properties draw:fill-color="#ffffff" fo:min-height="0.254cm"/>
    </style:style>
    <style:style style:name="pr3" style:family="presentation" style:parent-style-name="Default-subtitle">
      <style:graphic-properties draw:fill-color="#ffffff" fo:min-height="0.567cm"/>
    </style:style>
    <style:style style:name="pr4" style:family="presentation" style:parent-style-name="Default-subtitle">
      <style:graphic-properties draw:fill-color="#ffffff" fo:min-height="0.508cm"/>
    </style:style>
    <style:style style:name="pr5" style:family="presentation" style:parent-style-name="Default-subtitle">
      <style:graphic-properties draw:fill-color="#ffffff" fo:min-height="0.449cm"/>
    </style:style>
    <style:style style:name="pr6" style:family="presentation" style:parent-style-name="Default-subtitle">
      <style:graphic-properties draw:fill-color="#ffffff" fo:min-height="0.63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style:font-name="EB Garamond 08" fo:font-size="6pt" style:font-size-asian="6pt" style:font-size-complex="6pt"/>
    </style:style>
    <style:style style:name="P2" style:family="paragraph">
      <loext:graphic-properties draw:fill-color="#ffffff"/>
      <style:text-properties fo:color="#72bf44" style:font-name="EB Garamond 08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EB Garamond 08" fo:font-size="6pt" style:font-size-asian="6pt" style:font-size-complex="6pt"/>
    </style:style>
    <style:style style:name="T2" style:family="text">
      <style:text-properties fo:color="#72bf44" style:font-name="EB Garamond 08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.27cm" svg:height="0.498cm" svg:x="10.414cm" svg:y="0cm" presentation:class="subtitle" presentation:user-transformed="true">
          <draw:text-box>
            <text:p><text:span text:style-name="T1">Entry</text:span></text:p>
          </draw:text-box>
        </draw:frame>
        <draw:frame presentation:style-name="pr2" draw:text-style-name="P1" xml:id="id1" draw:id="id1" draw:layer="layout" svg:width="2.032cm" svg:height="0.254cm" svg:x="12.7cm" svg:y="0.254cm">
          <draw:text-box>
            <text:p><text:span text:style-name="T1">Capture the </text:span><text:span text:style-name="T1">Dentist</text:span></text:p>
          </draw:text-box>
        </draw:frame>
        <draw:frame presentation:style-name="pr3" draw:text-style-name="P1" xml:id="id3" draw:id="id3" draw:layer="layout" svg:width="2.54cm" svg:height="0.567cm" svg:x="12.446cm" svg:y="2.032cm">
          <draw:text-box>
            <text:p><text:span text:style-name="T1">Find the </text:span><text:span text:style-name="T1">Chalice of </text:span><text:span text:style-name="T1">Areth</text:span></text:p>
          </draw:text-box>
        </draw:frame>
        <draw:frame presentation:style-name="pr4" draw:text-style-name="P1" xml:id="id2" draw:id="id2" draw:layer="layout" svg:width="2.54cm" svg:height="0.508cm" svg:x="12.446cm" svg:y="1.016cm">
          <draw:text-box>
            <text:p><text:span text:style-name="T1">Learn about </text:span><text:span text:style-name="T1">the FC + Saith</text:span></text:p>
          </draw:text-box>
        </draw:frame>
        <draw:frame presentation:style-name="pr5" draw:text-style-name="P1" xml:id="id4" draw:id="id4" draw:layer="layout" svg:width="2.032cm" svg:height="0.449cm" svg:x="12.7cm" svg:y="2.794cm">
          <draw:text-box>
            <text:p><text:span text:style-name="T1">Destroy the </text:span><text:span text:style-name="T1">Saith</text:span></text:p>
          </draw:text-box>
        </draw:frame>
        <draw:frame presentation:style-name="pr1" draw:text-style-name="P2" xml:id="id5" draw:id="id5" draw:layer="layout" svg:width="1.27cm" svg:height="0.498cm" svg:x="11.43cm" svg:y="6.858cm">
          <draw:text-box>
            <text:p><text:span text:style-name="T2">Kill / Use the </text:span><text:span text:style-name="T2">One Eyed Bard</text:span></text:p>
          </draw:text-box>
        </draw:frame>
        <draw:frame presentation:style-name="pr1" draw:text-style-name="P2" xml:id="id6" draw:id="id6" draw:layer="layout" svg:width="1.27cm" svg:height="0.498cm" svg:x="14.224cm" svg:y="6.868cm">
          <draw:text-box>
            <text:p><text:span text:style-name="T2">Protect the </text:span><text:span text:style-name="T2">One Eyed Bard</text:span></text:p>
          </draw:text-box>
        </draw:frame>
        <draw:frame presentation:style-name="pr1" draw:text-style-name="P1" draw:layer="layout" svg:width="2.032cm" svg:height="0.498cm" svg:x="8.89cm" svg:y="12.7cm">
          <draw:text-box>
            <text:p><text:span text:style-name="T1">Destroy </text:span><text:span text:style-name="T1">airships</text:span></text:p>
          </draw:text-box>
        </draw:frame>
        <draw:frame presentation:style-name="pr6" draw:text-style-name="P1" xml:id="id21" draw:id="id21" draw:layer="layout" svg:width="1.27cm" svg:height="0.637cm" svg:x="4.064cm" svg:y="10.226cm">
          <draw:text-box>
            <text:p><text:span text:style-name="T1">Learn about </text:span><text:span text:style-name="T1">Arphoda and </text:span><text:span text:style-name="T1">its history</text:span></text:p>
          </draw:text-box>
        </draw:frame>
        <draw:frame presentation:style-name="pr1" draw:text-style-name="P1" xml:id="id22" draw:id="id22" draw:layer="layout" svg:width="1.27cm" svg:height="0.498cm" svg:x="3.048cm" svg:y="11.809cm">
          <draw:text-box>
            <text:p><text:span text:style-name="T1">Find Seishin </text:span><text:span text:style-name="T1">Kai</text:span></text:p>
          </draw:text-box>
        </draw:frame>
        <draw:frame presentation:style-name="pr1" draw:text-style-name="P1" xml:id="id23" draw:id="id23" draw:layer="layout" svg:width="1.27cm" svg:height="0.498cm" svg:x="3.048cm" svg:y="12.571cm">
          <draw:text-box>
            <text:p><text:span text:style-name="T1">Infiltrate the </text:span><text:span text:style-name="T1">city</text:span></text:p>
          </draw:text-box>
        </draw:frame>
        <draw:frame presentation:style-name="pr1" draw:text-style-name="P1" xml:id="id45" draw:id="id45" draw:layer="layout" svg:width="1.27cm" svg:height="0.498cm" svg:x="9.144cm" svg:y="13.198cm">
          <draw:text-box>
            <text:p><text:span text:style-name="T1">Falsify Orders</text:span></text:p>
          </draw:text-box>
        </draw:frame>
        <draw:frame presentation:style-name="pr1" draw:text-style-name="P1" xml:id="id41" draw:id="id41" draw:layer="layout" svg:width="1.27cm" svg:height="0.498cm" svg:x="9.144cm" svg:y="13.9cm">
          <draw:text-box>
            <text:p><text:span text:style-name="T1">Silence FC </text:span><text:span text:style-name="T1">Traitor</text:span></text:p>
          </draw:text-box>
        </draw:frame>
        <draw:frame presentation:style-name="pr1" draw:text-style-name="P1" xml:id="id29" draw:id="id29" draw:layer="layout" svg:width="1.27cm" svg:height="0.498cm" svg:x="11.684cm" svg:y="13.96cm">
          <draw:text-box>
            <text:p><text:span text:style-name="T1">Defend Seishin </text:span><text:span text:style-name="T1">Kai</text:span></text:p>
          </draw:text-box>
        </draw:frame>
        <draw:frame presentation:style-name="pr1" draw:text-style-name="P1" xml:id="id24" draw:id="id24" draw:layer="layout" svg:width="1.27cm" svg:height="0.498cm" svg:x="3.048cm" svg:y="13.333cm">
          <draw:text-box>
            <text:p><text:span text:style-name="T1">Get the Shards of Arphoda</text:span></text:p>
          </draw:text-box>
        </draw:frame>
        <draw:frame presentation:style-name="pr6" draw:text-style-name="P1" xml:id="id25" draw:id="id25" draw:layer="layout" svg:width="1.27cm" svg:height="0.637cm" svg:x="2.286cm" svg:y="14.29cm">
          <draw:text-box>
            <text:p><text:span text:style-name="T1">Use Nightrock to reforge the blade</text:span></text:p>
          </draw:text-box>
        </draw:frame>
        <draw:frame presentation:style-name="pr6" draw:text-style-name="P1" xml:id="id26" draw:id="id26" draw:layer="layout" svg:width="1.27cm" svg:height="0.637cm" svg:x="3.81cm" svg:y="14.349cm">
          <draw:text-box>
            <text:p><text:span text:style-name="T1">Use Taregil to reforge the blade</text:span></text:p>
          </draw:text-box>
        </draw:frame>
        <draw:frame presentation:style-name="pr1" draw:text-style-name="P1" draw:layer="layout" svg:width="1.27cm" svg:height="0.498cm" svg:x="5.64cm" svg:y="2.794cm">
          <draw:text-box>
            <text:p><text:span text:style-name="T1">Fi</text:span><text:span text:style-name="T1">x </text:span><text:span text:style-name="T1">W</text:span><text:span text:style-name="T1">is</text:span><text:span text:style-name="T1">do</text:span><text:span text:style-name="T1">m </text:span><text:span text:style-name="T1">Li</text:span><text:span text:style-name="T1">ke </text:span><text:span text:style-name="T1">Sil</text:span><text:span text:style-name="T1">en</text:span><text:span text:style-name="T1">ce</text:span></text:p>
          </draw:text-box>
        </draw:frame>
        <draw:frame presentation:style-name="pr6" draw:text-style-name="P1" xml:id="id34" draw:id="id34" draw:layer="layout" svg:width="1.27cm" svg:height="0.637cm" svg:x="22.352cm" svg:y="2.804cm">
          <draw:text-box>
            <text:p><text:span text:style-name="T1">Free / Use </text:span><text:span text:style-name="T1">Prisoners of </text:span><text:span text:style-name="T1">Nightrock</text:span></text:p>
          </draw:text-box>
        </draw:frame>
        <draw:frame presentation:style-name="pr6" draw:text-style-name="P1" draw:layer="layout" svg:width="1.27cm" svg:height="0.637cm" svg:x="5.605cm" svg:y="3.546cm">
          <draw:text-box>
            <text:p><text:span text:style-name="T1">Take Angel </text:span><text:span text:style-name="T1">Eyes from the </text:span><text:span text:style-name="T1">FC</text:span></text:p>
          </draw:text-box>
        </draw:frame>
        <draw:frame presentation:style-name="pr1" draw:text-style-name="P1" draw:layer="layout" svg:width="1.27cm" svg:height="0.498cm" svg:x="5.605cm" svg:y="4.308cm">
          <draw:text-box>
            <text:p><text:span text:style-name="T1">Clear </text:span><text:span text:style-name="T1">Limivorous</text:span></text:p>
          </draw:text-box>
        </draw:frame>
        <draw:frame presentation:style-name="pr1" draw:text-style-name="P1" draw:layer="layout" svg:width="1.27cm" svg:height="0.498cm" svg:x="5.588cm" svg:y="5.002cm">
          <draw:text-box>
            <text:p><text:span text:style-name="T1">Convince Clara </text:span><text:span text:style-name="T1">to wake</text:span></text:p>
          </draw:text-box>
        </draw:frame>
        <draw:frame presentation:style-name="pr1" draw:text-style-name="P1" xml:id="id33" draw:id="id33" draw:layer="layout" svg:width="1.27cm" svg:height="0.498cm" svg:x="5.588cm" svg:y="5.5cm">
          <draw:text-box>
            <text:p><text:span text:style-name="T1">Fix Clear Air</text:span></text:p>
          </draw:text-box>
        </draw:frame>
        <draw:frame presentation:style-name="pr1" draw:text-style-name="P1" xml:id="id37" draw:id="id37" draw:layer="layout" svg:width="1.27cm" svg:height="0.498cm" svg:x="5.605cm" svg:y="6.115cm">
          <draw:text-box>
            <text:p><text:span text:style-name="T1">Breach Peace Makes Plenty</text:span></text:p>
          </draw:text-box>
        </draw:frame>
        <draw:frame presentation:style-name="pr6" draw:text-style-name="P1" xml:id="id36" draw:id="id36" draw:layer="layout" svg:width="1.27cm" svg:height="0.637cm" svg:x="22.352cm" svg:y="3.691cm">
          <draw:text-box>
            <text:p><text:span text:style-name="T1">Sabotage the </text:span><text:span text:style-name="T1">breach of Peace </text:span><text:span text:style-name="T1">Makes Plenty</text:span></text:p>
          </draw:text-box>
        </draw:frame>
        <draw:frame presentation:style-name="pr6" draw:text-style-name="P1" draw:layer="layout" svg:width="1.27cm" svg:height="0.637cm" svg:x="22.352cm" svg:y="4.767cm">
          <draw:text-box>
            <text:p><text:span text:style-name="T1">Fix / Destroy Wisdom like Silence</text:span></text:p>
          </draw:text-box>
        </draw:frame>
        <draw:frame presentation:style-name="pr6" draw:text-style-name="P1" draw:layer="layout" svg:width="1.27cm" svg:height="0.637cm" svg:x="22.352cm" svg:y="5.529cm">
          <draw:text-box>
            <text:p><text:span text:style-name="T1">Sabotage clearing of Limivorous</text:span></text:p>
          </draw:text-box>
        </draw:frame>
        <draw:frame presentation:style-name="pr1" draw:text-style-name="P1" xml:id="id32" draw:id="id32" draw:layer="layout" svg:width="1.27cm" svg:height="0.498cm" svg:x="22.352cm" svg:y="6.36cm">
          <draw:text-box>
            <text:p><text:span text:style-name="T1">Convince Clara to Help</text:span></text:p>
          </draw:text-box>
        </draw:frame>
        <draw:frame presentation:style-name="pr1" draw:text-style-name="P1" xml:id="id40" draw:id="id40" draw:layer="layout" svg:width="1.27cm" svg:height="0.498cm" svg:x="22.352cm" svg:y="2.052cm">
          <draw:text-box>
            <text:p><text:span text:style-name="T1">Destroy Clear Air</text:span></text:p>
          </draw:text-box>
        </draw:frame>
        <draw:frame presentation:style-name="pr1" draw:text-style-name="P1" xml:id="id9" draw:id="id9" draw:layer="layout" svg:width="1.27cm" svg:height="0.498cm" svg:x="8.382cm" svg:y="7.62cm">
          <draw:text-box>
            <text:p><text:span text:style-name="T1">Uncover Gate magic</text:span></text:p>
          </draw:text-box>
        </draw:frame>
        <draw:frame presentation:style-name="pr1" draw:text-style-name="P1" xml:id="id10" draw:id="id10" draw:layer="layout" svg:width="1.27cm" svg:height="0.498cm" svg:x="8.382cm" svg:y="8.636cm">
          <draw:text-box>
            <text:p><text:span text:style-name="T1">Reach the Gate</text:span></text:p>
          </draw:text-box>
        </draw:frame>
        <draw:frame presentation:style-name="pr1" draw:text-style-name="P1" xml:id="id11" draw:id="id11" draw:layer="layout" svg:width="1.27cm" svg:height="0.498cm" svg:x="8.382cm" svg:y="9.652cm">
          <draw:text-box>
            <text:p><text:span text:style-name="T1">Reopen the Gate</text:span></text:p>
          </draw:text-box>
        </draw:frame>
        <draw:frame presentation:style-name="pr1" draw:text-style-name="P1" xml:id="id31" draw:id="id31" draw:layer="layout" svg:width="1.27cm" svg:height="0.498cm" svg:x="18.288cm" svg:y="5.09cm">
          <draw:text-box>
            <text:p><text:span text:style-name="T1">Sabotage Gate research</text:span></text:p>
          </draw:text-box>
        </draw:frame>
        <draw:frame presentation:style-name="pr1" draw:text-style-name="P1" xml:id="id39" draw:id="id39" draw:layer="layout" svg:width="1.27cm" svg:height="0.498cm" svg:x="18.288cm" svg:y="5.852cm">
          <draw:text-box>
            <text:p><text:span text:style-name="T1">Sabotage pipelines</text:span></text:p>
          </draw:text-box>
        </draw:frame>
        <draw:frame presentation:style-name="pr1" draw:text-style-name="P1" xml:id="id30" draw:id="id30" draw:layer="layout" svg:width="1.27cm" svg:height="0.498cm" svg:x="16.256cm" svg:y="10.15cm">
          <draw:text-box>
            <text:p><text:span text:style-name="T1">Kill Number 3</text:span></text:p>
          </draw:text-box>
        </draw:frame>
        <draw:frame presentation:style-name="pr1" draw:text-style-name="P1" draw:layer="layout" svg:width="1.27cm" svg:height="0.498cm" svg:x="16.256cm" svg:y="9.388cm">
          <draw:text-box>
            <text:p><text:span text:style-name="T1">Get Aid from Number 2</text:span></text:p>
          </draw:text-box>
        </draw:frame>
        <draw:frame presentation:style-name="pr1" draw:text-style-name="P2" draw:layer="layout" svg:width="1.27cm" svg:height="0.498cm" svg:x="16.256cm" svg:y="8.636cm">
          <draw:text-box>
            <text:p><text:span text:style-name="T2">Get Aid from Number 1</text:span></text:p>
          </draw:text-box>
        </draw:frame>
        <draw:frame presentation:style-name="pr1" draw:text-style-name="P1" xml:id="id38" draw:id="id38" draw:layer="layout" svg:width="1.27cm" svg:height="0.498cm" svg:x="16.256cm" svg:y="10.912cm">
          <draw:text-box>
            <text:p><text:span text:style-name="T1">Kill Number 4</text:span></text:p>
          </draw:text-box>
        </draw:frame>
        <draw:frame presentation:style-name="pr1" draw:text-style-name="P1" xml:id="id42" draw:id="id42" draw:layer="layout" svg:width="1.27cm" svg:height="0.498cm" svg:x="16.256cm" svg:y="11.674cm">
          <draw:text-box>
            <text:p><text:span text:style-name="T1">Kill Number 5</text:span></text:p>
          </draw:text-box>
        </draw:frame>
        <draw:frame presentation:style-name="pr1" draw:text-style-name="P1" xml:id="id43" draw:id="id43" draw:layer="layout" svg:width="1.27cm" svg:height="0.498cm" svg:x="16.256cm" svg:y="12.436cm">
          <draw:text-box>
            <text:p><text:span text:style-name="T1">Get Aid from Number 6</text:span></text:p>
          </draw:text-box>
        </draw:frame>
        <draw:frame presentation:style-name="pr1" draw:text-style-name="P1" xml:id="id35" draw:id="id35" draw:layer="layout" svg:width="1.27cm" svg:height="0.498cm" svg:x="16.256cm" svg:y="13.198cm">
          <draw:text-box>
            <text:p><text:span text:style-name="T1">Kill Number 7</text:span></text:p>
          </draw:text-box>
        </draw:frame>
        <draw:frame presentation:style-name="pr1" draw:text-style-name="P1" xml:id="id44" draw:id="id44" draw:layer="layout" svg:width="1.27cm" svg:height="0.498cm" svg:x="16.256cm" svg:y="13.96cm">
          <draw:text-box>
            <text:p><text:span text:style-name="T1">Kill Number 8</text:span></text:p>
          </draw:text-box>
        </draw:frame>
        <draw:frame presentation:style-name="pr1" draw:text-style-name="P2" draw:layer="layout" svg:width="1.27cm" svg:height="0.498cm" svg:x="16.256cm" svg:y="14.722cm">
          <draw:text-box>
            <text:p><text:span text:style-name="T2">Get Aid from Number 9</text:span></text:p>
          </draw:text-box>
        </draw:frame>
        <draw:frame presentation:style-name="pr6" draw:text-style-name="P1" xml:id="id13" draw:id="id13" draw:layer="layout" svg:width="1.27cm" svg:height="0.637cm" svg:x="21.59cm" svg:y="8.323cm">
          <draw:text-box>
            <text:p><text:span text:style-name="T1">Uncover the identity of Zero Gravitas</text:span></text:p>
          </draw:text-box>
        </draw:frame>
        <draw:frame presentation:style-name="pr1" draw:text-style-name="P1" xml:id="id15" draw:id="id15" draw:layer="layout" svg:width="1.27cm" svg:height="0.498cm" svg:x="21.59cm" svg:y="9.398cm">
          <draw:text-box>
            <text:p><text:span text:style-name="T1">Find Zero Gravitas</text:span></text:p>
          </draw:text-box>
        </draw:frame>
        <draw:frame presentation:style-name="pr1" draw:text-style-name="P1" xml:id="id16" draw:id="id16" draw:layer="layout" svg:width="1.27cm" svg:height="0.498cm" svg:x="21.59cm" svg:y="10.17cm">
          <draw:text-box>
            <text:p><text:span text:style-name="T1">Infiltrate Zero Gravitas</text:span></text:p>
          </draw:text-box>
        </draw:frame>
        <draw:frame presentation:style-name="pr1" draw:text-style-name="P1" xml:id="id17" draw:id="id17" draw:layer="layout" svg:width="1.27cm" svg:height="0.498cm" svg:x="21.59cm" svg:y="11.176cm">
          <draw:text-box>
            <text:p><text:span text:style-name="T1">Destroy Zero Gravitas</text:span></text:p>
          </draw:text-box>
        </draw:frame>
        <draw:frame presentation:style-name="pr1" draw:text-style-name="P1" xml:id="id19" draw:id="id19" draw:layer="layout" svg:width="1.524cm" svg:height="0.498cm" svg:x="12.954cm" svg:y="11.176cm">
          <draw:text-box>
            <text:p><text:span text:style-name="T1">Work with Bluebird</text:span></text:p>
          </draw:text-box>
        </draw:frame>
        <draw:frame presentation:style-name="pr1" draw:text-style-name="P1" xml:id="id18" draw:id="id18" draw:layer="layout" svg:width="1.27cm" svg:height="0.498cm" svg:x="11.176cm" svg:y="11.186cm">
          <draw:text-box>
            <text:p><text:span text:style-name="T1">Kill Bluebird</text:span></text:p>
          </draw:text-box>
        </draw:frame>
        <draw:custom-shape draw:style-name="gr1" draw:text-style-name="P3" xml:id="id20" draw:id="id20" draw:layer="layout" svg:width="0.762cm" svg:height="6.096cm" svg:x="15.24cm" svg:y="8.8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xml:id="id8" draw:id="id8" draw:layer="layout" svg:width="0.762cm" svg:height="4.826cm" svg:x="21.59cm" svg:y="2.0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xml:id="id12" draw:id="id12" draw:layer="layout" svg:width="0.71cm" svg:height="3.81cm" svg:x="6.91cm" svg:y="2.7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xml:id="id27" draw:id="id27" draw:layer="layout" svg:width="0.254cm" svg:height="1.524cm" svg:x="8.89cm" svg:y="12.8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xml:id="id28" draw:id="id28" draw:layer="layout" svg:width="0.254cm" svg:height="1.524cm" svg:x="10.668cm" svg:y="12.8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" draw:text-style-name="P3" draw:layer="layout" draw:type="curve" svg:x1="13.716cm" svg:y1="0.508cm" svg:x2="13.716cm" svg:y2="1.016cm" draw:start-shape="id1" draw:start-glue-point="2" draw:end-shape="id2" draw:end-glue-point="0" svg:d="M13716 508v508" svg:viewBox="0 0 1 509">
          <text:p/>
        </draw:connector>
        <draw:connector draw:style-name="gr5" draw:text-style-name="P3" draw:layer="layout" draw:type="curve" svg:x1="13.716cm" svg:y1="1.524cm" svg:x2="13.716cm" svg:y2="2.032cm" draw:start-shape="id2" draw:start-glue-point="2" draw:end-shape="id3" draw:end-glue-point="0" svg:d="M13716 1524v508" svg:viewBox="0 0 1 509">
          <text:p/>
        </draw:connector>
        <draw:connector draw:style-name="gr5" draw:text-style-name="P3" draw:layer="layout" draw:type="curve" svg:x1="13.716cm" svg:y1="2.599cm" svg:x2="13.716cm" svg:y2="2.794cm" draw:start-shape="id3" draw:start-glue-point="2" draw:end-shape="id4" draw:end-glue-point="0" svg:d="M13716 2599v195" svg:viewBox="0 0 1 196">
          <text:p/>
        </draw:connector>
        <draw:connector draw:style-name="gr5" draw:text-style-name="P3" draw:layer="layout" draw:type="curve" svg:x1="13.716cm" svg:y1="3.243cm" svg:x2="12.065cm" svg:y2="6.858cm" draw:start-shape="id4" draw:start-glue-point="2" draw:end-shape="id5" draw:end-glue-point="0" svg:d="M13716 3243c0 2712-1651 905-1651 3615" svg:viewBox="0 0 1652 3616">
          <text:p/>
        </draw:connector>
        <draw:connector draw:style-name="gr5" draw:text-style-name="P3" draw:layer="layout" draw:type="curve" svg:x1="13.716cm" svg:y1="3.243cm" svg:x2="14.859cm" svg:y2="6.868cm" draw:start-shape="id4" draw:start-glue-point="2" draw:end-shape="id6" draw:end-glue-point="0" svg:d="M13716 3243c0 2719 1143 907 1143 3625" svg:viewBox="0 0 1144 3626">
          <text:p/>
        </draw:connector>
        <draw:custom-shape draw:style-name="gr6" draw:text-style-name="P3" xml:id="id7" draw:id="id7" draw:layer="layout" svg:width="0.254cm" svg:height="1.26cm" svg:x="18.034cm" svg:y="5.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3" draw:layer="layout" draw:type="curve" svg:x1="13.716cm" svg:y1="3.243cm" svg:x2="18.034cm" svg:y2="5.72cm" draw:start-shape="id4" draw:start-glue-point="2" draw:end-shape="id7" draw:end-glue-point="5" svg:d="M13716 3243c0 1652 1439 2477 4318 2477" svg:viewBox="0 0 4319 2478">
          <text:p/>
        </draw:connector>
        <draw:connector draw:style-name="gr5" draw:text-style-name="P3" draw:layer="layout" draw:type="curve" svg:x1="13.716cm" svg:y1="3.243cm" svg:x2="21.59cm" svg:y2="4.445cm" draw:start-shape="id4" draw:start-glue-point="2" draw:end-shape="id8" draw:end-glue-point="5" svg:d="M13716 3243c0 802 2624 1202 7874 1202" svg:viewBox="0 0 7875 1203">
          <text:p/>
        </draw:connector>
        <draw:connector draw:style-name="gr5" draw:text-style-name="P3" draw:layer="layout" draw:type="curve" svg:x1="13.716cm" svg:y1="3.243cm" svg:x2="9.017cm" svg:y2="7.62cm" draw:start-shape="id4" draw:start-glue-point="2" draw:end-shape="id9" draw:end-glue-point="0" svg:d="M13716 3243c0 3283-4699 1095-4699 4377" svg:viewBox="0 0 4700 4378">
          <text:p/>
        </draw:connector>
        <draw:connector draw:style-name="gr5" draw:text-style-name="P3" draw:layer="layout" draw:type="curve" svg:x1="9.017cm" svg:y1="8.118cm" svg:x2="9.017cm" svg:y2="8.636cm" draw:start-shape="id9" draw:start-glue-point="2" draw:end-shape="id10" draw:end-glue-point="0" svg:d="M9017 8118v518" svg:viewBox="0 0 1 519">
          <text:p/>
        </draw:connector>
        <draw:connector draw:style-name="gr5" draw:text-style-name="P3" draw:layer="layout" draw:type="curve" svg:x1="9.017cm" svg:y1="9.134cm" svg:x2="9.017cm" svg:y2="9.652cm" draw:start-shape="id10" draw:start-glue-point="2" draw:end-shape="id11" draw:end-glue-point="0" svg:d="M9017 9134v518" svg:viewBox="0 0 1 519">
          <text:p/>
        </draw:connector>
        <draw:connector draw:style-name="gr5" draw:text-style-name="P3" draw:layer="layout" draw:type="curve" svg:x1="13.716cm" svg:y1="3.243cm" svg:x2="7.62cm" svg:y2="4.699cm" draw:start-shape="id4" draw:start-glue-point="2" draw:end-shape="id12" draw:end-glue-point="6" svg:d="M13716 3243c0 971-2032 1456-6096 1456" svg:viewBox="0 0 6097 1457">
          <text:p/>
        </draw:connector>
        <draw:connector draw:style-name="gr5" draw:text-style-name="P3" xml:id="id14" draw:id="id14" draw:layer="layout" draw:type="curve" svg:x1="14.859cm" svg:y1="7.366cm" svg:x2="22.225cm" svg:y2="8.323cm" draw:start-shape="id6" draw:start-glue-point="2" draw:end-shape="id13" draw:end-glue-point="0" svg:d="M14859 7366c0 750 3683 501 3683 479 0-21 3683-272 3683 478" svg:viewBox="0 0 7367 958">
          <text:p/>
        </draw:connector>
        <draw:connector draw:style-name="gr5" draw:text-style-name="P3" draw:layer="layout" draw:type="curve" draw:line-skew="-0.825cm" svg:x1="12.065cm" svg:y1="7.356cm" svg:x2="18.542cm" svg:y2="7.845cm" draw:start-shape="id5" draw:start-glue-point="2" draw:end-shape="id14" draw:end-glue-point="0" svg:d="M12065 7356c0 990 6477 745 6477 489" svg:viewBox="0 0 6478 717">
          <text:p/>
        </draw:connector>
        <draw:connector draw:style-name="gr5" draw:text-style-name="P3" draw:layer="layout" draw:type="curve" svg:x1="22.225cm" svg:y1="8.96cm" svg:x2="22.225cm" svg:y2="9.398cm" draw:start-shape="id13" draw:start-glue-point="2" draw:end-shape="id15" draw:end-glue-point="0" svg:d="M22225 8960v438" svg:viewBox="0 0 1 439">
          <text:p/>
        </draw:connector>
        <draw:connector draw:style-name="gr5" draw:text-style-name="P3" draw:layer="layout" draw:type="curve" svg:x1="22.225cm" svg:y1="9.896cm" svg:x2="22.225cm" svg:y2="10.17cm" draw:start-shape="id15" draw:start-glue-point="2" draw:end-shape="id16" draw:end-glue-point="0" svg:d="M22225 9896v274" svg:viewBox="0 0 1 275">
          <text:p/>
        </draw:connector>
        <draw:connector draw:style-name="gr5" draw:text-style-name="P3" draw:layer="layout" draw:type="curve" svg:x1="22.225cm" svg:y1="10.668cm" svg:x2="22.225cm" svg:y2="11.176cm" draw:start-shape="id16" draw:start-glue-point="2" draw:end-shape="id17" draw:end-glue-point="0" svg:d="M22225 10668v508" svg:viewBox="0 0 1 509">
          <text:p/>
        </draw:connector>
        <draw:connector draw:style-name="gr5" draw:text-style-name="P3" draw:layer="layout" draw:type="curve" draw:line-skew="2.691cm" svg:x1="13.716cm" svg:y1="3.243cm" svg:x2="11.811cm" svg:y2="11.186cm" draw:start-shape="id4" draw:start-glue-point="2" draw:end-shape="id18" draw:end-glue-point="0" svg:d="M13716 3243c0 9994-1905 6023-1905 7943" svg:viewBox="0 0 1906 7944">
          <text:p/>
        </draw:connector>
        <draw:connector draw:style-name="gr5" draw:text-style-name="P3" draw:layer="layout" draw:type="curve" svg:x1="13.716cm" svg:y1="3.243cm" svg:x2="13.716cm" svg:y2="11.176cm" draw:start-shape="id4" draw:start-glue-point="2" draw:end-shape="id19" draw:end-glue-point="0" svg:d="M13716 3243v7933" svg:viewBox="0 0 1 7934">
          <text:p/>
        </draw:connector>
        <draw:connector draw:style-name="gr5" draw:text-style-name="P3" draw:layer="layout" draw:type="curve" svg:x1="13.716cm" svg:y1="3.243cm" svg:x2="15.24cm" svg:y2="11.938cm" draw:start-shape="id4" draw:start-glue-point="2" draw:end-shape="id20" draw:end-glue-point="5" svg:d="M13716 3243c0 5797 508 8695 1524 8695" svg:viewBox="0 0 1525 8696">
          <text:p/>
        </draw:connector>
        <draw:connector draw:style-name="gr5" draw:text-style-name="P3" draw:layer="layout" draw:type="curve" svg:x1="13.716cm" svg:y1="3.243cm" svg:x2="4.699cm" svg:y2="10.226cm" draw:start-shape="id4" draw:start-glue-point="2" draw:end-shape="id21" draw:end-glue-point="0" svg:d="M13716 3243c0 5238-9017 1747-9017 6983" svg:viewBox="0 0 9018 6984">
          <text:p/>
        </draw:connector>
        <draw:connector draw:style-name="gr5" draw:text-style-name="P3" draw:layer="layout" draw:type="curve" svg:x1="4.699cm" svg:y1="10.863cm" svg:x2="3.683cm" svg:y2="11.809cm" draw:start-shape="id21" draw:start-glue-point="2" draw:end-shape="id22" draw:end-glue-point="0" svg:d="M4699 10863c0 709-1016 237-1016 946" svg:viewBox="0 0 1017 947">
          <text:p/>
        </draw:connector>
        <draw:connector draw:style-name="gr5" draw:text-style-name="P3" draw:layer="layout" draw:type="curve" svg:x1="3.683cm" svg:y1="12.307cm" svg:x2="3.683cm" svg:y2="12.571cm" draw:start-shape="id22" draw:start-glue-point="2" draw:end-shape="id23" draw:end-glue-point="0" svg:d="M3683 12307v264" svg:viewBox="0 0 1 265">
          <text:p/>
        </draw:connector>
        <draw:connector draw:style-name="gr5" draw:text-style-name="P3" draw:layer="layout" draw:type="curve" svg:x1="3.683cm" svg:y1="13.069cm" svg:x2="3.683cm" svg:y2="13.333cm" draw:start-shape="id23" draw:start-glue-point="2" draw:end-shape="id24" draw:end-glue-point="0" svg:d="M3683 13069v264" svg:viewBox="0 0 1 265">
          <text:p/>
        </draw:connector>
        <draw:connector draw:style-name="gr5" draw:text-style-name="P3" draw:layer="layout" draw:type="curve" svg:x1="3.683cm" svg:y1="13.831cm" svg:x2="2.921cm" svg:y2="14.29cm" draw:start-shape="id24" draw:start-glue-point="2" draw:end-shape="id25" draw:end-glue-point="0" svg:d="M3683 13831c0 345-762 116-762 459" svg:viewBox="0 0 763 460">
          <text:p/>
        </draw:connector>
        <draw:connector draw:style-name="gr5" draw:text-style-name="P3" draw:layer="layout" draw:type="curve" svg:x1="3.683cm" svg:y1="13.831cm" svg:x2="4.445cm" svg:y2="14.349cm" draw:start-shape="id24" draw:start-glue-point="2" draw:end-shape="id26" draw:end-glue-point="0" svg:d="M3683 13831c0 388 762 130 762 518" svg:viewBox="0 0 763 519">
          <text:p/>
        </draw:connector>
        <draw:connector draw:style-name="gr5" draw:text-style-name="P3" draw:layer="layout" draw:type="curve" svg:x1="4.699cm" svg:y1="10.863cm" svg:x2="8.89cm" svg:y2="13.581cm" draw:start-shape="id21" draw:start-glue-point="2" draw:end-shape="id27" draw:end-glue-point="5" svg:d="M4699 10863c0 1812 1397 2718 4191 2718" svg:viewBox="0 0 4192 2719">
          <text:p/>
        </draw:connector>
        <draw:connector draw:style-name="gr5" draw:text-style-name="P3" draw:layer="layout" draw:type="curve" svg:x1="10.922cm" svg:y1="13.581cm" svg:x2="12.319cm" svg:y2="13.96cm" draw:start-shape="id28" draw:start-glue-point="6" draw:end-shape="id29" draw:end-glue-point="0" svg:d="M10922 13581c932 0 1397 126 1397 379" svg:viewBox="0 0 1398 380">
          <text:p/>
        </draw:connector>
        <draw:connector draw:style-name="gr7" draw:text-style-name="P3" draw:layer="layout" draw:type="curve" svg:x1="12.065cm" svg:y1="7.356cm" svg:x2="5.334cm" svg:y2="10.544cm" draw:start-shape="id5" draw:start-glue-point="2" draw:end-shape="id21" draw:end-glue-point="1" svg:d="M12065 7356c0 2126-2243 3188-6731 3188" svg:viewBox="0 0 6732 3189">
          <text:p/>
        </draw:connector>
        <draw:connector draw:style-name="gr7" draw:text-style-name="P3" draw:layer="layout" draw:type="curve" svg:x1="12.065cm" svg:y1="7.356cm" svg:x2="4.318cm" svg:y2="12.058cm" draw:start-shape="id5" draw:start-glue-point="2" draw:end-shape="id22" draw:end-glue-point="1" svg:d="M12065 7356c0 3135-2582 4702-7747 4702" svg:viewBox="0 0 7748 4703">
          <text:p/>
        </draw:connector>
        <draw:connector draw:style-name="gr7" draw:text-style-name="P3" draw:layer="layout" draw:type="curve" svg:x1="12.065cm" svg:y1="7.356cm" svg:x2="4.445cm" svg:y2="14.349cm" draw:start-shape="id5" draw:start-glue-point="2" draw:end-shape="id26" draw:end-glue-point="0" svg:d="M12065 7356c0 5245-7620 1749-7620 6993" svg:viewBox="0 0 7621 6994">
          <text:p/>
        </draw:connector>
        <draw:connector draw:style-name="gr7" draw:text-style-name="P3" draw:layer="layout" draw:type="curve" svg:x1="12.065cm" svg:y1="7.356cm" svg:x2="12.319cm" svg:y2="13.96cm" draw:start-shape="id5" draw:start-glue-point="2" draw:end-shape="id29" draw:end-glue-point="0" svg:d="M12065 7356c0 4953 254 1651 254 6604" svg:viewBox="0 0 255 6605">
          <text:p/>
        </draw:connector>
        <draw:connector draw:style-name="gr7" draw:text-style-name="P3" draw:layer="layout" draw:type="curve" svg:x1="11.43cm" svg:y1="7.107cm" svg:x2="9.652cm" svg:y2="9.901cm" draw:start-shape="id5" draw:start-glue-point="3" draw:end-shape="id11" draw:end-glue-point="1" svg:d="M11430 7107c-1333 0-445 2794-1778 2794" svg:viewBox="0 0 1779 2795">
          <text:p/>
        </draw:connector>
        <draw:connector draw:style-name="gr7" draw:text-style-name="P3" draw:layer="layout" draw:type="curve" svg:x1="14.224cm" svg:y1="7.117cm" svg:x2="12.7cm" svg:y2="7.107cm" draw:start-shape="id6" draw:start-glue-point="3" draw:end-shape="id5" draw:end-glue-point="1" svg:d="M14224 7117c-1143 0-381-10-1524-10" svg:viewBox="0 0 1525 11">
          <text:p/>
        </draw:connector>
        <draw:connector draw:style-name="gr7" draw:text-style-name="P3" draw:layer="layout" draw:type="curve" svg:x1="12.065cm" svg:y1="7.356cm" svg:x2="21.59cm" svg:y2="9.647cm" draw:start-shape="id5" draw:start-glue-point="2" draw:end-shape="id15" draw:end-glue-point="3" svg:d="M12065 7356c0 1528 3175 2291 9525 2291" svg:viewBox="0 0 9526 2292">
          <text:p/>
        </draw:connector>
        <draw:connector draw:style-name="gr7" draw:text-style-name="P3" draw:layer="layout" draw:type="curve" svg:x1="17.526cm" svg:y1="10.399cm" svg:x2="19.558cm" svg:y2="5.339cm" draw:start-shape="id30" draw:start-glue-point="1" draw:end-shape="id31" draw:end-glue-point="1" svg:d="M17526 10399c3798 0 2782-5060 2032-5060" svg:viewBox="0 0 2745 5061">
          <text:p/>
        </draw:connector>
        <draw:connector draw:style-name="gr7" draw:text-style-name="P3" draw:layer="layout" draw:type="curve" svg:x1="12.065cm" svg:y1="7.356cm" svg:x2="22.352cm" svg:y2="6.609cm" draw:start-shape="id5" draw:start-glue-point="2" draw:end-shape="id32" draw:end-glue-point="3" svg:d="M12065 7356c0 750 2731 625 3493 251s-445-998 6794-998" svg:viewBox="0 0 10288 1296">
          <text:p/>
        </draw:connector>
        <draw:connector draw:style-name="gr7" draw:text-style-name="P3" draw:layer="layout" draw:type="curve" svg:x1="13.716cm" svg:y1="11.674cm" svg:x2="22.86cm" svg:y2="10.419cm" draw:start-shape="id19" draw:start-glue-point="2" draw:end-shape="id16" draw:end-glue-point="1" svg:d="M13716 11674c0 750 4822 625 7296 124s2598-1379 1848-1379" svg:viewBox="0 0 9549 1787">
          <text:p/>
        </draw:connector>
        <draw:connector draw:style-name="gr7" draw:text-style-name="P3" draw:layer="layout" draw:type="curve" svg:x1="8.382cm" svg:y1="7.869cm" svg:x2="6.858cm" svg:y2="5.749cm" draw:start-shape="id9" draw:start-glue-point="3" draw:end-shape="id33" draw:end-glue-point="1" svg:d="M8382 7869c-1143 0-381-2120-1524-2120" svg:viewBox="0 0 1525 2121">
          <text:p/>
        </draw:connector>
        <draw:connector draw:style-name="gr8" draw:text-style-name="P3" draw:layer="layout" draw:type="curve" svg:x1="22.352cm" svg:y1="3.122cm" svg:x2="2.286cm" svg:y2="14.608cm" draw:start-shape="id34" draw:start-glue-point="3" draw:end-shape="id25" draw:end-glue-point="3" svg:d="M22352 3122c-30849 0-20816 11486-20066 11486" svg:viewBox="0 0 22214 11487">
          <text:p/>
        </draw:connector>
        <draw:connector draw:style-name="gr7" draw:text-style-name="P3" draw:layer="layout" draw:type="curve" svg:x1="17.526cm" svg:y1="13.447cm" svg:x2="22.352cm" svg:y2="4.009cm" draw:start-shape="id35" draw:start-glue-point="1" draw:end-shape="id36" draw:end-glue-point="3" svg:d="M17526 13447c3619 0 1207-9438 4826-9438" svg:viewBox="0 0 4827 9439">
          <text:p/>
        </draw:connector>
        <draw:connector draw:style-name="gr8" draw:text-style-name="P3" draw:layer="layout" draw:type="curve" svg:x1="16.256cm" svg:y1="13.447cm" svg:x2="6.24cm" svg:y2="6.613cm" draw:start-shape="id35" draw:start-glue-point="3" draw:end-shape="id37" draw:end-glue-point="2" svg:d="M16256 13447c-6678 0-10016-2278-10016-6834" svg:viewBox="0 0 10017 6835">
          <text:p/>
        </draw:connector>
        <draw:connector draw:style-name="gr8" draw:text-style-name="P3" draw:layer="layout" draw:type="curve" svg:x1="16.256cm" svg:y1="10.399cm" svg:x2="9.652cm" svg:y2="7.869cm" draw:start-shape="id30" draw:start-glue-point="3" draw:end-shape="id9" draw:end-glue-point="1" svg:d="M16256 10399c-4953 0-1651-2530-6604-2530" svg:viewBox="0 0 6605 2531">
          <text:p/>
        </draw:connector>
        <draw:connector draw:style-name="gr7" draw:text-style-name="P3" draw:layer="layout" draw:type="curve" svg:x1="17.526cm" svg:y1="11.161cm" svg:x2="18.923cm" svg:y2="6.35cm" draw:start-shape="id38" draw:start-glue-point="1" draw:end-shape="id39" draw:end-glue-point="2" svg:d="M17526 11161c932 0 1397-1603 1397-4811" svg:viewBox="0 0 1398 4812">
          <text:p/>
        </draw:connector>
        <draw:connector draw:style-name="gr7" draw:text-style-name="P3" draw:layer="layout" draw:type="curve" svg:x1="17.526cm" svg:y1="11.161cm" svg:x2="22.352cm" svg:y2="2.301cm" draw:start-shape="id38" draw:start-glue-point="1" draw:end-shape="id40" draw:end-glue-point="3" svg:d="M17526 11161c3619 0 1207-8860 4826-8860" svg:viewBox="0 0 4827 8861">
          <text:p/>
        </draw:connector>
        <draw:connector draw:style-name="gr7" draw:text-style-name="P3" draw:layer="layout" draw:type="curve" svg:x1="10.414cm" svg:y1="14.149cm" svg:x2="16.256cm" svg:y2="11.923cm" draw:start-shape="id41" draw:start-glue-point="1" draw:end-shape="id42" draw:end-glue-point="3" svg:d="M10414 14149c4381 0 1461-2226 5842-2226" svg:viewBox="0 0 5843 2227">
          <text:p/>
        </draw:connector>
        <draw:connector draw:style-name="gr7" draw:text-style-name="P3" draw:layer="layout" draw:type="curve" svg:x1="16.256cm" svg:y1="12.685cm" svg:x2="4.318cm" svg:y2="12.058cm" draw:start-shape="id43" draw:start-glue-point="3" draw:end-shape="id22" draw:end-glue-point="1" svg:d="M16256 12685c-8953 0-2985-627-11938-627" svg:viewBox="0 0 11939 628">
          <text:p/>
        </draw:connector>
        <draw:connector draw:style-name="gr7" draw:text-style-name="P3" draw:layer="layout" draw:type="curve" svg:x1="16.256cm" svg:y1="12.685cm" svg:x2="9.652cm" svg:y2="8.885cm" draw:start-shape="id43" draw:start-glue-point="3" draw:end-shape="id10" draw:end-glue-point="1" svg:d="M16256 12685c-4953 0-1651-3800-6604-3800" svg:viewBox="0 0 6605 3801">
          <text:p/>
        </draw:connector>
        <draw:connector draw:style-name="gr7" draw:text-style-name="P3" draw:layer="layout" draw:type="curve" svg:x1="17.526cm" svg:y1="12.685cm" svg:x2="21.59cm" svg:y2="9.647cm" draw:start-shape="id43" draw:start-glue-point="1" draw:end-shape="id15" draw:end-glue-point="3" svg:d="M17526 12685c3048 0 1016-3038 4064-3038" svg:viewBox="0 0 4065 3039">
          <text:p/>
        </draw:connector>
        <draw:connector draw:style-name="gr7" draw:text-style-name="P3" draw:layer="layout" draw:type="curve" svg:x1="16.256cm" svg:y1="14.209cm" svg:x2="10.414cm" svg:y2="13.447cm" draw:start-shape="id44" draw:start-glue-point="3" draw:end-shape="id45" draw:end-glue-point="1" svg:d="M16256 14209c-4381 0-1461-762-5842-762" svg:viewBox="0 0 5843 763">
          <text:p/>
        </draw:connector>
        <draw:connector draw:style-name="gr7" draw:text-style-name="P3" draw:layer="layout" draw:type="curve" svg:x1="17.526cm" svg:y1="14.209cm" svg:x2="21.59cm" svg:y2="10.419cm" draw:start-shape="id44" draw:start-glue-point="1" draw:end-shape="id16" draw:end-glue-point="3" svg:d="M17526 14209c3048 0 1016-3790 4064-3790" svg:viewBox="0 0 4065 3791">
          <text:p/>
        </draw:connector>
        <draw:connector draw:style-name="gr7" draw:text-style-name="P3" draw:layer="layout" draw:type="curve" svg:x1="16.256cm" svg:y1="14.209cm" svg:x2="4.318cm" svg:y2="12.058cm" draw:start-shape="id44" draw:start-glue-point="3" draw:end-shape="id22" draw:end-glue-point="1" svg:d="M16256 14209c-8953 0-2985-2151-11938-2151" svg:viewBox="0 0 11939 2152">
          <text:p/>
        </draw:connector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4:44:35.790301529</meta:creation-date>
    <dc:date>2019-04-29T20:17:26.371547065</dc:date>
    <meta:editing-duration>PT22M50S</meta:editing-duration>
    <meta:editing-cycles>5</meta:editing-cycles>
    <meta:generator>LibreOffice/6.0.6.2$Linux_X86_64 LibreOffice_project/00m0$Build-2</meta:generator>
    <meta:document-statistic meta:object-count="129"/>
  </office:meta>
</office:document-meta>
</file>